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9555" officeooo:paragraph-rsid="001b9555"/>
    </style:style>
    <style:style style:name="P2" style:family="paragraph" style:parent-style-name="Standard">
      <style:text-properties officeooo:rsid="001d2da1" officeooo:paragraph-rsid="001d2da1"/>
    </style:style>
    <style:style style:name="P3" style:family="paragraph" style:parent-style-name="Standard">
      <style:text-properties fo:font-weight="bold" officeooo:rsid="001d2da1" officeooo:paragraph-rsid="001d2da1" style:font-weight-asian="bold" style:font-weight-complex="bold"/>
    </style:style>
    <style:style style:name="P4" style:family="paragraph" style:parent-style-name="Standard">
      <style:text-properties fo:font-weight="bold" officeooo:rsid="002060ea" officeooo:paragraph-rsid="002060ea" style:font-weight-asian="bold" style:font-weight-complex="bold"/>
    </style:style>
    <style:style style:name="P5" style:family="paragraph" style:parent-style-name="Standard">
      <style:text-properties fo:font-weight="normal" officeooo:rsid="001d2da1" officeooo:paragraph-rsid="001d2da1" style:font-weight-asian="normal" style:font-weight-complex="normal"/>
    </style:style>
    <style:style style:name="P6" style:family="paragraph" style:parent-style-name="Standard">
      <style:text-properties fo:font-weight="normal" officeooo:rsid="002060ea" officeooo:paragraph-rsid="002060ea" style:font-weight-asian="normal" style:font-weight-complex="normal"/>
    </style:style>
    <style:style style:name="T1" style:family="text">
      <style:text-properties officeooo:rsid="001d2da1"/>
    </style:style>
    <style:style style:name="T2" style:family="text">
      <style:text-properties officeooo:rsid="001ec7c5"/>
    </style:style>
    <style:style style:name="T3" style:family="text">
      <style:text-properties officeooo:rsid="001f020e"/>
    </style:style>
    <style:style style:name="T4" style:family="text">
      <style:text-properties officeooo:rsid="0020c4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stificativa da inaplicabilidade dos 10% em acessibilidade</text:p>
      <text:p text:style-name="P1"/>
      <text:p text:style-name="P3">Item 1:</text:p>
      <text:p text:style-name="P1"/>
      <text:p text:style-name="P2">Gastos com acessibilidade: o equipamento que os jogadores terão para jogar o jogo</text:p>
      <text:p text:style-name="P1"/>
      <text:p text:style-name="P1">Os gastos com acessibilidade são inaplicáveis pois dado a natureza do projeto o jogo gerado por ele contém legendas para os diálogos, gestos de personagens e acontecimentos dos diálogos e dos ambientes que narram como a história do jogo se desenrola. <text:span text:style-name="T1">Além disso o equipamento, tipo de computador no caso, controle, teclado e mouse para jogar o jogo é pessoal de cada indivíduo na hora de jogar o game. Pessoas PCDs precisarão de controle bucal, por exemplo, e não há orçamento para garantir controle bucal para todos os jogadores que comprarem o game na loja que este sera vendido. </text:span>Portanto não <text:span text:style-name="T1">há</text:span> necessidade de aplicar <text:span text:style-name="T1">um orçamento voltado para a acessibilidade.</text:span></text:p>
      <text:p text:style-name="P1"/>
      <text:p text:style-name="P3">Item 2:</text:p>
      <text:p text:style-name="P3"/>
      <text:p text:style-name="P5">Despesas extras com equipamentos, como mouse e teclado, ou caso o computador do desenvolvedor precise de manutenção</text:p>
      <text:p text:style-name="P5"/>
      <text:p text:style-name="P5">Se por ventura algum componente de uso do desenvolvedor tiver defeito, o mesmo precisará de mudança ou reparo do componente e este terá que recorrer a u<text:span text:style-name="T2">ma assistência técnica, </text:span><text:span text:style-name="T3">o que fará gastar dinheiro, seja com a assistência técnica ou com a substituição do componente.</text:span></text:p>
      <text:p text:style-name="P5"/>
      <text:p text:style-name="P4">Item 2:</text:p>
      <text:p text:style-name="P6"/>
      <text:p text:style-name="P6">Gastos com mão de obra do desenvolvedor</text:p>
      <text:p text:style-name="P6"/>
      <text:p text:style-name="P6">O proponente desta proposta é único desenvolvedor da mesma neste projeto, sendo este merece ser remunerado mensalmente pelas horas de trabalho no projeto. São 11 meses de projeto encaixados na vigência do edital. Sendo assim são 11 vezes R$ 1.320,00, que é o salário mínimo atual, o que dá um valor de R$ 14.520,00 para o desenvolved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2:44:11.454836827</meta:creation-date>
    <meta:generator>LibreOffice/7.3.7.2$Linux_X86_64 LibreOffice_project/30$Build-2</meta:generator>
    <dc:date>2023-10-28T14:20:24.118418011</dc:date>
    <meta:editing-duration>PT27M47S</meta:editing-duration>
    <meta:editing-cycles>5</meta:editing-cycles>
    <meta:document-statistic meta:table-count="0" meta:image-count="0" meta:object-count="0" meta:page-count="1" meta:paragraph-count="10" meta:word-count="263" meta:character-count="1586" meta:non-whitespace-character-count="1333"/>
  </office:meta>
</office:document-meta>
</file>